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98cm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699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8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54cm" fo:min-width="1.90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5cm"/>
    </style:style>
    <style:style style:name="gr13" style:family="graphic" style:parent-style-name="standard">
      <style:graphic-properties draw:stroke="none" svg:stroke-color="#000000" draw:fill="none" draw:fill-color="#ffffff" fo:min-height="0.789cm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 draw:fill-color="#ffffff"/>
      <style:text-properties fo:font-size="16pt" style:font-size-asian="16pt" style:font-size-complex="16pt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2.8cm" svg:height="3.248cm" svg:x="0.9cm" svg:y="1cm">
          <draw:text-box>
            <text:p><text:span text:style-name="T1">AUTO MODE TASK</text:span></text:p>
            <text:p><text:span text:style-name="T2">Constants: </text:span></text:p>
            <text:p><text:span text:style-name="T2">Variables: STATE, FR</text:span></text:p>
            <text:p><text:span text:style-name="T3">Inputs: </text:span><text:span text:style-name="T4">MOBILE_OPEN_MSG(value)</text:span><text:span text:style-name="T2"> </text:span></text:p>
            <text:p><text:span text:style-name="T2">Output: L3</text:span></text:p>
          </draw:text-box>
        </draw:frame>
        <draw:custom-shape draw:style-name="gr2" draw:text-style-name="P2" xml:id="id1" draw:id="id1" draw:layer="layout" svg:width="3.4cm" svg:height="3.4cm" svg:x="8.5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.501cm" svg:y1="7.751cm" svg:x2="11.901cm" svg:y2="7.751cm">
          <text:p/>
        </draw:line>
        <draw:frame draw:style-name="gr4" draw:text-style-name="P5" draw:layer="layout" svg:width="1.499cm" svg:height="0.962cm" svg:x="9.601cm" svg:y="6.851cm">
          <draw:text-box>
            <text:p text:style-name="P4"><text:span text:style-name="T5">M0</text:span></text:p>
          </draw:text-box>
        </draw:frame>
        <draw:custom-shape draw:style-name="gr5" draw:text-style-name="P2" xml:id="id2" draw:id="id2" draw:layer="layout" svg:width="3.4cm" svg:height="3.4cm" svg:x="17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7.8cm" svg:y1="7.75cm" svg:x2="21.2cm" svg:y2="7.75cm">
          <text:p/>
        </draw:line>
        <draw:frame draw:style-name="gr7" draw:text-style-name="P5" draw:layer="layout" svg:width="1.5cm" svg:height="1.05cm" svg:x="18.9cm" svg:y="6.85cm">
          <draw:text-box>
            <text:p text:style-name="P4"><text:span text:style-name="T5">M1</text:span></text:p>
          </draw:text-box>
        </draw:frame>
        <draw:custom-shape draw:style-name="gr8" draw:text-style-name="P2" xml:id="id3" draw:id="id3" draw:layer="layout" svg:width="3.4cm" svg:height="3.4cm" svg:x="13.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3.7cm" svg:y1="15.35cm" svg:x2="17.1cm" svg:y2="15.35cm">
          <text:p/>
        </draw:line>
        <draw:frame draw:style-name="gr10" draw:text-style-name="P5" draw:layer="layout" svg:width="1.5cm" svg:height="0.962cm" svg:x="14.8cm" svg:y="14.45cm">
          <draw:text-box>
            <text:p text:style-name="P4"><text:span text:style-name="T5">M2</text:span></text:p>
          </draw:text-box>
        </draw:frame>
        <draw:line draw:style-name="gr11" draw:text-style-name="P6" draw:layer="layout" svg:x1="3.7cm" svg:y1="8cm" svg:x2="8.5cm" svg:y2="8cm">
          <text:p/>
        </draw:line>
        <draw:connector draw:style-name="gr11" draw:text-style-name="P6" draw:layer="layout" draw:type="curve" svg:x1="11.403cm" svg:y1="6.798cm" svg:x2="18.298cm" svg:y2="6.798cm" draw:start-shape="id1" draw:start-glue-point="11" draw:end-shape="id2" draw:end-glue-point="5" svg:d="M11403 6798h6895" svg:viewBox="0 0 6896 1">
          <text:p/>
        </draw:connector>
        <draw:connector draw:style-name="gr11" draw:text-style-name="P6" draw:layer="layout" draw:type="curve" svg:x1="18.298cm" svg:y1="9.202cm" svg:x2="11.403cm" svg:y2="9.202cm" draw:start-shape="id2" draw:start-glue-point="7" draw:end-shape="id1" draw:end-glue-point="9" svg:d="M18298 9202h-6895" svg:viewBox="0 0 6896 1">
          <text:p/>
        </draw:connector>
        <draw:connector draw:style-name="gr11" draw:text-style-name="P6" draw:layer="layout" draw:type="curve" svg:x1="20.702cm" svg:y1="9.202cm" svg:x2="17.1cm" svg:y2="15.6cm" draw:start-shape="id2" draw:start-glue-point="9" draw:end-shape="id3" draw:end-glue-point="10" svg:d="M20702 9202c0 4266-1200 6398-3602 6398" svg:viewBox="0 0 3603 6399">
          <text:p/>
        </draw:connector>
        <draw:connector draw:style-name="gr11" draw:text-style-name="P6" draw:layer="layout" draw:type="curve" draw:line-skew="-0.8cm" svg:x1="8.999cm" svg:y1="6.798cm" svg:x2="11.403cm" svg:y2="6.798cm" draw:start-shape="id1" draw:start-glue-point="5" draw:end-shape="id1" draw:end-glue-point="11" svg:d="M8999 6798c0-2698 2404-2698 2404 0" svg:viewBox="0 0 2405 2024">
          <text:p/>
        </draw:connector>
        <draw:frame draw:style-name="gr12" draw:text-style-name="P7" draw:layer="layout" svg:width="3.4cm" svg:height="0.645cm" svg:x="8.6cm" svg:y="4.1cm">
          <draw:text-box>
            <text:p><text:span text:style-name="T4">STATE == AUTO</text:span></text:p>
          </draw:text-box>
        </draw:frame>
        <draw:frame draw:style-name="gr13" draw:text-style-name="P7" draw:layer="layout" svg:width="3.8cm" svg:height="1.039cm" svg:x="13.5cm" svg:y="6.1cm">
          <draw:text-box>
            <text:p><text:span text:style-name="T4">STATE == MAN</text:span></text:p>
          </draw:text-box>
        </draw:frame>
        <draw:frame draw:style-name="gr14" draw:text-style-name="P7" draw:layer="layout" svg:width="3.4cm" svg:height="0.7cm" svg:x="13.4cm" svg:y="8.6cm">
          <draw:text-box>
            <text:p><text:span text:style-name="T4">STATE == AUTO</text:span></text:p>
          </draw:text-box>
        </draw:frame>
        <draw:frame draw:style-name="gr14" draw:text-style-name="P7" draw:layer="layout" svg:width="0.9cm" svg:height="0.7cm" svg:x="19.1cm" svg:y="8.1cm">
          <draw:text-box>
            <text:p><text:span text:style-name="T4">L3</text:span></text:p>
          </draw:text-box>
        </draw:frame>
        <draw:frame draw:style-name="gr14" draw:text-style-name="P7" draw:layer="layout" svg:width="5.2cm" svg:height="0.7cm" svg:x="20.4cm" svg:y="12.6cm">
          <draw:text-box>
            <text:p><text:span text:style-name="T4">MOBILE_OPEN_MSG(value)</text:span></text:p>
          </draw:text-box>
        </draw:frame>
        <draw:frame draw:style-name="gr14" draw:text-style-name="P7" draw:layer="layout" svg:width="2.4cm" svg:height="0.7cm" svg:x="14.3cm" svg:y="15.5cm">
          <draw:text-box>
            <text:p><text:span text:style-name="T4">F R = value</text:span></text:p>
          </draw:text-box>
        </draw:frame>
        <draw:frame draw:style-name="gr15" draw:text-style-name="P7" draw:layer="layout" svg:width="1.1cm" svg:height="0.8cm" svg:x="9.7cm" svg:y="8.1cm">
          <draw:text-box>
            <text:p><text:span text:style-name="T4">!L3</text:span></text:p>
          </draw:text-box>
        </draw:frame>
        <draw:connector draw:style-name="gr11" draw:text-style-name="P6" draw:layer="layout" draw:type="curve" svg:x1="14.198cm" svg:y1="14.398cm" svg:x2="19.5cm" svg:y2="9.7cm" draw:start-shape="id3" draw:start-glue-point="5" draw:end-shape="id2" draw:end-glue-point="8" svg:d="M14198 14398c0-3895 5302-1547 5302-4698" svg:viewBox="0 0 5303 46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2:37:04.451000000</meta:creation-date>
    <dc:date>2019-02-14T17:14:00.482000000</dc:date>
    <meta:editing-duration>PT29M38S</meta:editing-duration>
    <meta:editing-cycles>5</meta:editing-cycles>
    <meta:generator>LibreOffice/6.0.3.2$Windows_X86_64 LibreOffice_project/8f48d515416608e3a835360314dac7e47fd0b821</meta:generator>
    <meta:document-statistic meta:object-count="23"/>
  </office:meta>
</office:document-meta>
</file>